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2d16" officeooo:paragraph-rsid="00182d16"/>
    </style:style>
    <style:style style:name="P2" style:family="paragraph" style:parent-style-name="Standard">
      <style:paragraph-properties fo:text-align="start" style:justify-single-word="false"/>
      <style:text-properties officeooo:rsid="00182d16" officeooo:paragraph-rsid="00182d16"/>
    </style:style>
    <style:style style:name="P3" style:family="paragraph" style:parent-style-name="Standard">
      <style:paragraph-properties fo:text-align="start" style:justify-single-word="false"/>
      <style:text-properties officeooo:rsid="00182d16" officeooo:paragraph-rsid="0018f458"/>
    </style:style>
    <style:style style:name="P4" style:family="paragraph" style:parent-style-name="Standard">
      <style:paragraph-properties fo:text-align="start" style:justify-single-word="false"/>
      <style:text-properties officeooo:rsid="00182d16" officeooo:paragraph-rsid="0022690f"/>
    </style:style>
    <style:style style:name="P5" style:family="paragraph" style:parent-style-name="Standard">
      <style:paragraph-properties fo:text-align="start" style:justify-single-word="false"/>
      <style:text-properties fo:color="#c9211e" fo:font-size="16pt" officeooo:rsid="00182d16" officeooo:paragraph-rsid="00182d16" fo:background-color="transparen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c9211e" fo:font-size="16pt" officeooo:rsid="00182d16" officeooo:paragraph-rsid="00182d16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c9211e" fo:font-size="16pt" officeooo:rsid="00182d16" officeooo:paragraph-rsid="0018f458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c9211e" fo:font-size="16pt" officeooo:rsid="00182d16" officeooo:paragraph-rsid="00195619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c9211e" fo:font-size="16pt" officeooo:rsid="00182d16" officeooo:paragraph-rsid="001f83ef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c9211e" fo:font-size="16pt" style:text-underline-style="none" officeooo:rsid="001c3035" officeooo:paragraph-rsid="001c3035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officeooo:rsid="0018daaa" officeooo:paragraph-rsid="0018daaa"/>
    </style:style>
    <style:style style:name="P12" style:family="paragraph" style:parent-style-name="Standard">
      <style:paragraph-properties fo:text-align="start" style:justify-single-word="false"/>
      <style:text-properties officeooo:rsid="00195619" officeooo:paragraph-rsid="00195619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c82b" officeooo:paragraph-rsid="001ac82b"/>
    </style:style>
    <style:style style:name="P14" style:family="paragraph" style:parent-style-name="Standard">
      <style:paragraph-properties fo:text-align="start" style:justify-single-word="false"/>
      <style:text-properties officeooo:paragraph-rsid="0018f458"/>
    </style:style>
    <style:style style:name="P15" style:family="paragraph" style:parent-style-name="Standard">
      <style:paragraph-properties fo:text-align="start" style:justify-single-word="false"/>
      <style:text-properties fo:color="#ffffa6" style:text-underline-style="solid" style:text-underline-width="auto" style:text-underline-color="font-color" officeooo:rsid="001ac82b" officeooo:paragraph-rsid="001ac82b" fo:background-color="#3a1a0f"/>
    </style:style>
    <style:style style:name="P16" style:family="paragraph" style:parent-style-name="Standard">
      <style:paragraph-properties fo:text-align="start" style:justify-single-word="false"/>
      <style:text-properties fo:color="#000000" style:text-underline-style="none" officeooo:rsid="00182d16" officeooo:paragraph-rsid="001f83ef" fo:background-color="transparent"/>
    </style:style>
    <style:style style:name="P17" style:family="paragraph" style:parent-style-name="Standard">
      <style:paragraph-properties fo:text-align="start" style:justify-single-word="false"/>
      <style:text-properties fo:color="#000000" fo:font-size="12pt" style:text-underline-style="none" officeooo:rsid="001e1124" officeooo:paragraph-rsid="001e1124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fo:font-size="12pt" style:text-underline-style="none" officeooo:rsid="001e1124" officeooo:paragraph-rsid="0021b39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2690f" officeooo:paragraph-rsid="0022690f" fo:background-color="#ffff0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2bb31" officeooo:paragraph-rsid="0022bb31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2bb31" officeooo:paragraph-rsid="0024131c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4a5ba" officeooo:paragraph-rsid="0024a5ba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939de" officeooo:paragraph-rsid="002939de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94b8d" officeooo:paragraph-rsid="00294b8d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22690f" officeooo:paragraph-rsid="0022690f" fo:background-color="#ffff00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ac82b" officeooo:paragraph-rsid="001ac82b" fo:background-color="#ffff0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bold" officeooo:rsid="0027ab8f" officeooo:paragraph-rsid="0027ab8f" fo:background-color="#ff8000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bold" officeooo:rsid="0027ab8f" officeooo:paragraph-rsid="0024a5ba" fo:background-color="#ff8000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bold" officeooo:rsid="002939de" officeooo:paragraph-rsid="002939de" fo:background-color="#ff0000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rsid="0018f458" officeooo:paragraph-rsid="0018f458"/>
    </style:style>
    <style:style style:name="P31" style:family="paragraph" style:parent-style-name="Standard">
      <style:paragraph-properties fo:text-align="start" style:justify-single-word="false"/>
      <style:text-properties officeooo:rsid="001f83ef" officeooo:paragraph-rsid="001f83ef"/>
    </style:style>
    <style:style style:name="P3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82d16" officeooo:paragraph-rsid="00182d16" style:font-size-asian="28pt" style:font-weight-asian="bold" style:font-size-complex="28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1b399" officeooo:paragraph-rsid="0021b399" fo:background-color="#ffff00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2690f" officeooo:paragraph-rsid="0022690f" fo:background-color="#ff8000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bf0041" fo:font-size="16pt" style:text-underline-style="none" fo:font-weight="normal" officeooo:rsid="0022bb31" officeooo:paragraph-rsid="0022bb31" fo:background-color="transparent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bf0041" fo:font-size="16pt" style:text-underline-style="none" fo:font-weight="normal" officeooo:rsid="0024a5ba" officeooo:paragraph-rsid="0024a5ba" fo:background-color="transparent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ff0000" fo:font-size="12pt" style:text-underline-style="solid" style:text-underline-width="auto" style:text-underline-color="font-color" fo:font-weight="bold" officeooo:rsid="0022690f" officeooo:paragraph-rsid="0022690f" fo:background-color="#ffff00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94b8d" officeooo:paragraph-rsid="00294b8d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8daaa"/>
    </style:style>
    <style:style style:name="T2" style:family="text">
      <style:text-properties officeooo:rsid="0018f458"/>
    </style:style>
    <style:style style:name="T3" style:family="text">
      <style:text-properties officeooo:rsid="00195619"/>
    </style:style>
    <style:style style:name="T4" style:family="text">
      <style:text-properties officeooo:rsid="001e1124"/>
    </style:style>
    <style:style style:name="T5" style:family="text">
      <style:text-properties officeooo:rsid="0021b399"/>
    </style:style>
    <style:style style:name="T6" style:family="text">
      <style:text-properties officeooo:rsid="0022690f"/>
    </style:style>
    <style:style style:name="T7" style:family="text">
      <style:text-properties officeooo:rsid="0024131c"/>
    </style:style>
    <style:style style:name="T8" style:family="text">
      <style:text-properties officeooo:rsid="0025b38f"/>
    </style:style>
    <style:style style:name="T9" style:family="text">
      <style:text-properties officeooo:rsid="002ab5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ongoDB notes</text:p>
      <text:p text:style-name="P32"/>
      <text:p text:style-name="P33">Operators</text:p>
      <text:p text:style-name="P1"/>
      <text:p text:style-name="P11">$lt -&gt; less than, $lte -&gt; less than equal </text:p>
      <text:p text:style-name="P12">$gt -&gt; grater than, $gte -&gt; grater than equal</text:p>
      <text:p text:style-name="P30">$or -&gt; or </text:p>
      <text:p text:style-name="P31">$and -&gt; and</text:p>
      <text:p text:style-name="P31">$ne -&gt; not equal to</text:p>
      <text:p text:style-name="P31"/>
      <text:p text:style-name="P31"/>
      <text:p text:style-name="P31"/>
      <text:p text:style-name="P34">CRUD operations</text:p>
      <text:p text:style-name="P1"/>
      <text:p text:style-name="P26">CREATE</text:p>
      <text:p text:style-name="P13"/>
      <text:p text:style-name="P5">Create database:</text:p>
      <text:p text:style-name="P2">use &lt;database name&gt;</text:p>
      <text:p text:style-name="P2"/>
      <text:p text:style-name="P6">Show Database:</text:p>
      <text:p text:style-name="P2">In order to a db we need to insert atleast one documet in it.</text:p>
      <text:p text:style-name="P2">show collection -&gt; show collections</text:p>
      <text:p text:style-name="P2"/>
      <text:p text:style-name="P6">Insert document into database:</text:p>
      <text:p text:style-name="P2">db.&lt;collection name&gt;.insert(). </text:p>
      <text:p text:style-name="P4">db.&lt;collection name&gt;.insert<text:span text:style-name="T6">One</text:span>(). </text:p>
      <text:p text:style-name="P4">db.&lt;collection name&gt;.insert<text:span text:style-name="T6">Many</text:span>(). </text:p>
      <text:p text:style-name="P2"/>
      <text:p text:style-name="P2"/>
      <text:p text:style-name="P26">READ</text:p>
      <text:p text:style-name="P15"/>
      <text:p text:style-name="P9">Find collection with object</text:p>
      <text:p text:style-name="P16">ex: db.collections.find({ name: "Mahatab Hossain"})</text:p>
      <text:p text:style-name="P13"/>
      <text:p text:style-name="P6">Use query operation <text:span text:style-name="T1">with less than</text:span>:-</text:p>
      <text:p text:style-name="P2">db.collections.find({price: {$lte: 500}})</text:p>
      <text:p text:style-name="P2"/>
      <text:p text:style-name="P2"/>
      <text:p text:style-name="P7">Use <text:span text:style-name="T2">multiple </text:span>query operation:-</text:p>
      <text:p text:style-name="P3">db.collections.find({price: {<text:span text:style-name="T2">query one</text:span>}, <text:span text:style-name="T2">{query two}</text:span> })</text:p>
      <text:p text:style-name="P3"/>
      <text:p text:style-name="P2"/>
      <text:p text:style-name="P8">Use <text:span text:style-name="T2">multiple </text:span><text:span text:style-name="T3">condition</text:span><text:span text:style-name="T2"> </text:span>query operation:-</text:p>
      <text:p text:style-name="P14">db.collections.find({<text:span text:style-name="T2">$or</text:span>: <text:span text:style-name="T2">[{price: {$lt: </text:span><text:span text:style-name="T3">500</text:span><text:span text:style-name="T2">}</text:span><text:span text:style-name="T3">}</text:span><text:span text:style-name="T2">, {</text:span><text:span text:style-name="T3">rating: {$gte: 4.9</text:span><text:span text:style-name="T2">}}]</text:span> })</text:p>
      <text:p text:style-name="P14"/>
      <text:p text:style-name="P14"/>
      <text:p text:style-name="P14"/>
      <text:p text:style-name="P26"><text:soft-page-break/>UPDATE</text:p>
      <text:p text:style-name="P13"/>
      <text:p text:style-name="P10">Update document(It takes two argument, first <text:span text:style-name="T4">is filter object i.e</text:span> select which document to be update and second, pass data which should be updated <text:span text:style-name="T4">using ‘$set’ operator</text:span>)</text:p>
      <text:p text:style-name="P17">db.collections.updateOne({“name”: “Jhon”}, {$set: {“name”: “Elon”}})</text:p>
      <text:p text:style-name="P18">db.collections.update<text:span text:style-name="T5">Many</text:span>({“name”: “Jhon”}, {$set: {“name”: “Elon”}})</text:p>
      <text:p text:style-name="P17"/>
      <text:p text:style-name="P17"/>
      <text:p text:style-name="P17"/>
      <text:p text:style-name="P25">DELETE OPERATION</text:p>
      <text:p text:style-name="P37"/>
      <text:p text:style-name="P35">delete document form collection</text:p>
      <text:p text:style-name="P20">db.collections.deleteOne({age: {$<text:span text:style-name="T7">lt: 20}})</text:span></text:p>
      <text:p text:style-name="P21">db.collections.deleteOne({age: {$<text:span text:style-name="T7">lt: 20}})</text:span></text:p>
      <text:p text:style-name="P21"/>
      <text:p text:style-name="P36">delete all document<text:span text:style-name="T8">s</text:span></text:p>
      <text:p text:style-name="P22">db.collections.deleteMany({})</text:p>
      <text:p text:style-name="P22"/>
      <text:p text:style-name="P22"/>
      <text:p text:style-name="P22"/>
      <text:p text:style-name="P29">MONGOOS<text:span text:style-name="T9">E</text:span></text:p>
      <text:p text:style-name="P23"/>
      <text:p text:style-name="P23">CONNECT MongoDB DATABASE WITH APPLICATION</text:p>
      <text:p text:style-name="P23"/>
      <text:p text:style-name="P23">Connecting MongoDB with Express app</text:p>
      <text:p text:style-name="P23"/>
      <text:p text:style-name="P23"/>
      <text:p text:style-name="P24">Install MongoDB drivers</text:p>
      <text:p text:style-name="P24"/>
      <text:p text:style-name="P24"/>
      <text:p text:style-name="P28"/>
      <text:p text:style-name="P27"/>
      <text:p text:style-name="P27"/>
      <text:p text:style-name="P27"/>
      <text:p text:style-name="P27"/>
      <text:p text:style-name="P27"/>
      <text:p text:style-name="P22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23:16:30.108553816</meta:creation-date>
    <dc:date>2021-10-06T18:31:54.985785679</dc:date>
    <meta:editing-duration>PT4H12M40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181" meta:character-count="1401" meta:non-whitespace-character-count="1256"/>
  </office:meta>
</office:document-meta>
</file>